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eading_20_1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mote Network Diagnostic Instructions</text:h>
      <text:p text:style-name="P1"/>
      <text:h text:style-name="P2" text:outline-level="3">Installation</text:h>
      <text:p text:style-name="P1">Extract the the tar archive.</text:p>
      <text:p text:style-name="P1">Navigate to the directory.</text:p>
      <text:p text:style-name="P1">Run 'setup.sh' – this script will compile the code and set the run scripts to executable.</text:p>
      <text:p text:style-name="P1"/>
      <text:h text:style-name="P2" text:outline-level="3">Run Server</text:h>
      <text:p text:style-name="P1">Install the application</text:p>
      <text:p text:style-name="P1">The rmiregistry process must not be running.</text:p>
      <text:p text:style-name="P1">Run 'server.sh'</text:p>
      <text:p text:style-name="P1"/>
      <text:h text:style-name="P2" text:outline-level="3">Run Node</text:h>
      <text:p text:style-name="P1">Install the application</text:p>
      <text:p text:style-name="P1">Run a server on the network – the server must be reachable.</text:p>
      <text:p text:style-name="P1">Run 'node.sh $ADDR' where $ADDR is the address (hostname or ip) of the server.</text:p>
      <text:p text:style-name="P1"/>
      <text:h text:style-name="P2" text:outline-level="3">Run Viewer</text:h>
      <text:p text:style-name="P1">Install the application</text:p>
      <text:p text:style-name="P1">Run a server on the network – the server must be reachable.</text:p>
      <text:p text:style-name="P1">Run 'viewer.sh $ADDR' where $ADDR is the address (hostname or ip) of the server.</text:p>
      <text:p text:style-name="P1"/>
      <text:h text:style-name="P2" text:outline-level="3">Run Application</text:h>
      <text:p text:style-name="P1">Set up one server and at least one node and at least one viewer, giving them the servers address.</text:p>
      <text:p text:style-name="P1"/>
      <text:p text:style-name="P1">On the viewer application put in addresses of machines on the network which you would consider important. (In the lab we often used sibu, cent, dcs.gla.ac.uk) The machines must not require a proxy server.</text:p>
      <text:p text:style-name="P1"/>
      <text:p text:style-name="P1">The server will run it's tests (by default) every minute, if you wish to modify this it is the parameter in 'server.sh'.</text:p>
      <text:p text:style-name="P1"/>
      <text:p text:style-name="P1">After the server has run the test it will send the information to the viewer. Currently it just prints out <text:s/>the raw data from the test. The server will output debug informa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ul Mullen</meta:initial-creator>
    <meta:creation-date>2011-12-02T01:06:58.71</meta:creation-date>
    <dc:date>2011-12-02T01:44:24.12</dc:date>
    <dc:creator>Paul Mullen</dc:creator>
    <meta:editing-duration>PT00H21M40S</meta:editing-duration>
    <meta:editing-cycles>8</meta:editing-cycles>
    <meta:generator>OpenOffice.org/3.1$Win32 OpenOffice.org_project/310m19$Build-9420</meta:generator>
    <meta:document-statistic meta:table-count="0" meta:image-count="0" meta:object-count="0" meta:page-count="1" meta:paragraph-count="22" meta:word-count="215" meta:character-count="1238"/>
  </office:meta>
</office:document-meta>
</file>